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C0000013647FBEAE3.jpg" manifest:media-type="image/jpeg"/>
  <manifest:file-entry manifest:full-path="Pictures/10000000000005000000042A9824D9E9.jpg" manifest:media-type="image/jpeg"/>
  <manifest:file-entry manifest:full-path="Pictures/10000201000000B9000001A4A4FAAC9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Tamil1" svg:font-family="'Lohit Tamil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நிரப்பலும்_20_கோடும்_20_இல்லாத_20_பொருள்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.171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 fo:text-align="justify"/>
    </style:style>
    <style:style style:name="P2" style:family="paragraph">
      <style:text-properties style:font-name="Lohit Tamil" fo:font-size="32pt" fo:font-style="normal" fo:font-weight="normal" style:font-size-asian="32pt" style:font-style-asian="normal" style:font-weight-asian="normal" style:font-name-complex="Lohit Tamil" style:font-size-complex="32pt" style:font-style-complex="normal" style:font-weight-complex="normal"/>
    </style:style>
    <style:style style:name="P3" style:family="paragraph">
      <style:paragraph-properties fo:line-height="150%" fo:text-align="justify"/>
      <style:text-properties style:font-name="Lohit Tamil" fo:font-size="48pt" style:font-size-asian="48pt" style:font-name-complex="Lohit Tamil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9.3999996185303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line-height="150%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paragraph-properties fo:line-height="150%"/>
      <style:text-properties style:font-name="Lohit Tamil" fo:font-size="54pt" style:font-size-asian="54pt" style:font-name-complex="Lohit Tamil" style:font-size-complex="54pt"/>
    </style:style>
    <style:style style:name="T1" style:family="text">
      <style:text-properties style:use-window-font-color="true" style:text-outline="false" style:text-line-through-style="none" style:text-line-through-type="none" style:font-name="Lohit Tami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Tami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ohit Tamil" fo:font-size="36pt" style:font-size-asian="36pt" style:font-name-complex="Lohit Tamil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36pt" fo:font-style="normal" fo:text-shadow="none" style:text-underline-style="none" fo:font-weight="normal" style:letter-kerning="true" style:font-name-asian="Lohit Tamil" style:font-size-asian="36pt" style:font-style-asian="normal" style:font-weight-asian="normal" style:font-name-complex="Lohit Tami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ohit Tamil" fo:font-size="36pt" fo:font-style="normal" fo:text-shadow="none" style:text-underline-style="none" fo:font-weight="normal" style:letter-kerning="true" style:font-name-asian="Lohit Tamil" style:font-size-asian="36pt" style:font-style-asian="normal" style:font-weight-asian="normal" style:font-name-complex="Lohit Tami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ohit Tamil" fo:font-size="48pt" fo:font-style="normal" fo:text-shadow="none" style:text-underline-style="none" fo:font-weight="normal" style:letter-kerning="true" style:font-name-asian="Lohit Tamil" style:font-size-asian="48pt" style:font-style-asian="normal" style:font-weight-asian="normal" style:font-name-complex="Lohit Tamil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48pt" fo:font-style="normal" fo:text-shadow="none" style:text-underline-style="none" fo:font-weight="normal" style:letter-kerning="true" style:font-name-asian="Lohit Tamil" style:font-size-asian="48pt" style:font-style-asian="normal" style:font-weight-asian="normal" style:font-name-complex="Lohit Tamil" style:font-size-complex="4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font-size="26pt" fo:language="ta" fo:country="IN" fo:font-style="normal" fo:text-shadow="none" style:text-underline-style="none" style:letter-kerning="true" style:font-size-asian="26pt" style:language-asian="ta" style:country-asian="IN" style:font-style-asian="normal" style:font-name-complex="Lohit Tamil" style:font-size-complex="26pt" style:language-complex="ta" style:country-complex="IN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ohit Tamil" fo:font-size="54pt" fo:language="ta" fo:country="IN" fo:font-style="normal" fo:text-shadow="none" style:text-underline-style="none" style:letter-kerning="true" style:font-size-asian="54pt" style:language-asian="ta" style:country-asian="IN" style:font-style-asian="normal" style:font-name-complex="Lohit Tamil" style:font-size-complex="54pt" style:language-complex="ta" style:country-complex="IN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ohit Tamil" fo:font-size="54pt" style:font-size-asian="54pt" style:font-name-complex="Lohit Tamil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கட்டற்ற அறிவு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1"><text:span text:style-name="T2">க</text:span><text:span text:style-name="T2">.</text:span><text:span text:style-name="T2">சிபி</text:span></text:p>
            <text:p text:style-name="P1"><text:span text:style-name="T3">கட்டற்ற மென்பொருள் அறக்கட்டளை </text:span><text:span text:style-name="T3">, </text:span><text:span text:style-name="T4">தமிழ் நாடு </text:span><text:span text:style-name="T5"><text:s/></text:span></text:p>
            <text:p text:style-name="P1"><text:span text:style-name="T6"/></text:p>
          </draw:text-box>
        </draw:frame>
        <draw:frame draw:style-name="gr1" draw:text-style-name="P4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.171cm" svg:x="1.4cm" svg:y="1.515cm" presentation:class="title" presentation:user-transformed="true">
          <draw:text-box>
            <text:p><text:span text:style-name="T7">:)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3" draw:text-style-name="P4" draw:layer="layout" svg:width="21.8cm" svg:height="13.599cm" svg:x="2.6cm" svg:y="5.201cm">
          <draw:image xlink:href="Pictures/10000000000005000000042A9824D9E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0cm" svg:height="2.171cm" svg:x="1.4cm" svg:y="1.515cm" presentation:class="title" presentation:user-transformed="true">
          <draw:text-box>
            <text:p><text:span text:style-name="T7">:)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3" draw:text-style-name="P4" draw:layer="layout" svg:width="21.8cm" svg:height="13.599cm" svg:x="2.6cm" svg:y="5.201cm">
          <draw:image xlink:href="Pictures/10000000000005000000042A9824D9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4" draw:text-style-name="P4" draw:layer="layout" svg:width="17.6cm" svg:height="12.8cm" svg:x="4.6cm" svg:y="5.4cm">
          <draw:image xlink:href="Pictures/10000000000000DC0000013647FBEA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8" draw:layer="layout" svg:width="20cm" svg:height="2.171cm" svg:x="1.4cm" svg:y="1.515cm" presentation:class="title" presentation:user-transformed="true">
          <draw:text-box>
            <text:p text:style-name="P7"><text:span text:style-name="T8">கேள்விகள் </text:span><text:span text:style-name="T8">?</text:span></text:p>
          </draw:text-box>
        </draw:frame>
        <draw:frame draw:style-name="gr1" draw:text-style-name="P4" draw:layer="layout" svg:width="2.42cm" svg:height="4cm" svg:x="21.827cm" svg:y="0.809cm">
          <draw:image xlink:href="Pictures/10000201000000B9000001A4A4FAAC9C.png" xlink:type="simple" xlink:show="embed" xlink:actuate="onLoad">
            <text:p/>
          </draw:image>
        </draw:frame>
        <draw:frame draw:style-name="gr5" draw:text-style-name="P9" draw:layer="layout" svg:width="26.4cm" svg:height="14.898cm" svg:x="0.8cm" svg:y="5.8cm">
          <draw:text-box>
            <text:p text:style-name="P7"><text:span text:style-name="T9"><text:s/></text:span><text:span text:style-name="T9"><text:line-break/></text:span><text:span text:style-name="T9">தொடர்பு கொள்ள</text:span><text:span text:style-name="T9">:</text:span><text:span text:style-name="T9"><text:a xlink:href="mailto:sibi@fsftn.org" xlink:type="simple">sibi@fsftn.org</text:a></text:span></text:p>
            <text:p text:style-name="P7"><text:span text:style-name="T9">கைப்பேசி <text:s text:c="11"/></text:span><text:span text:style-name="T9">: 9840670143</text:span></text:p>
            <text:p text:style-name="P7"><text:span text:style-name="T9">வலைதளம் </text:span><text:span text:style-name="T9"><text:tab/></text:span><text:span text:style-name="T9"><text:tab/></text:span><text:span text:style-name="T9"><text:tab/></text:span><text:span text:style-name="T9">: www.fsftn.org</text:span></text:p>
            <text:p text:style-name="P7"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Tamil1" svg:font-family="'Lohit Tamil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நிரப்பலும்_20_கோடும்_20_இல்லாத_20_பொருள்" style:display-name="நிரப்பலும் கோடும் இல்லாத பொருள்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4" style:display-name="Heading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Quotation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தலைப்புரை_20_1" style:display-name="தலைப்புரை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கள்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2" style:display-name="தலைப்புரை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3" style:display-name="தலைப்புரை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4" style:display-name="தலைப்புரை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அடியுரை_20_எழுத்துக்கள்" style:display-name="அடியுரை எழுத்துக்கள்" style:family="graphic">
      <style:paragraph-properties style:text-autospace="none"/>
    </style:style>
    <style:style style:name="முடிவுக்_20_குறிப்பு_20_ஆங்கர்" style:display-name="முடிவுக் குறிப்பு ஆங்கர்" style:family="graphic">
      <style:paragraph-properties style:text-autospace="none"/>
      <style:text-properties style:text-position="11% 58%"/>
    </style:style>
    <style:style style:name="அடிக்குறிப்பு_20_ஆங்கர்" style:display-name="அடிக்குறிப்பு ஆங்கர்" style:family="graphic">
      <style:paragraph-properties style:text-autospace="none"/>
      <style:text-properties style:text-position="11% 58%"/>
    </style:style>
    <style:style style:name="கவனம்" style:family="graphic">
      <style:paragraph-properties style:text-autospace="none"/>
      <style:text-properties fo:font-style="italic" style:font-style-asian="italic" style:font-style-complex="italic"/>
    </style:style>
    <style:style style:name="இணைய_20_இணைப்பு" style:display-name="இணைய இணைப்பு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துணைத்தலைப்பு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மேற்கோள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முடிவு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ி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தலைப்புரை" style:display-name="அட்டவணை தலைப்புர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அடக்கங்கள்" style:display-name="அட்டவணை அடக்கங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கவரிச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படவிளக்கம்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பட்டிய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உரையின்_20_உடல்" style:display-name="உரையின் உட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09:41:49.545574420</meta:creation-date>
    <meta:editing-duration>P1DT2H46M19S</meta:editing-duration>
    <meta:editing-cycles>84</meta:editing-cycles>
    <meta:generator>LibreOffice/4.3.5.2$Linux_X86_64 LibreOffice_project/3a87456aaa6a95c63eea1c1b3201acedf0751bd5</meta:generator>
    <meta:initial-creator>Sibi </meta:initial-creator>
    <dc:date>2015-08-29T11:47:20.866473867</dc:date>
    <dc:creator>Sibi </dc:creator>
    <meta:document-statistic meta:object-count="57"/>
  </office:meta>
</office:document-meta>
</file>